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537377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3.06" calcext:value-type="float">
            <text:p>13.06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13 kWh</text:p>
          </table:table-cell>
          <table:table-cell office:value-type="float" office:value="1342.99" calcext:value-type="float">
            <text:p>1342.99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8</text:p>
          </table:table-cell>
          <table:table-cell office:value-type="float" office:value="15.11" calcext:value-type="float">
            <text:p>15.1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538.79" calcext:value-type="float">
            <text:p>1538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241 kWh</text:p>
          </table:table-cell>
          <table:table-cell office:value-type="float" office:value="1541.44" calcext:value-type="float">
            <text:p>1541.44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 office:value-type="float" office:value="17.08" calcext:value-type="float">
            <text:p>17.0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725.52" calcext:value-type="float">
            <text:p>1725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47.6" calcext:value-type="float">
            <text:p>47.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19 kWh</text:p>
          </table:table-cell>
          <table:table-cell office:value-type="float" office:value="1375.71" calcext:value-type="float">
            <text:p>1375.71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 office:value-type="float" office:value="15.42" calcext:value-type="float">
            <text:p>15.4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605.05" calcext:value-type="float">
            <text:p>1605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.2" calcext:value-type="float">
            <text:p>8.2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19 kWh</text:p>
          </table:table-cell>
          <table:table-cell office:value-type="float" office:value="636.21" calcext:value-type="float">
            <text:p>636.21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 office:value-type="float" office:value="3.84" calcext:value-type="float">
            <text:p>3.84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36.04" calcext:value-type="float">
            <text:p>-336.04</text:p>
          </table:table-cell>
          <table:table-cell office:value-type="string" calcext:value-type="string">
            <text:p>T-0</text:p>
          </table:table-cell>
          <table:table-cell office:value-type="float" office:value="395.67" calcext:value-type="float">
            <text:p>395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9.29" calcext:value-type="float">
            <text:p>19.29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20 kWh</text:p>
          </table:table-cell>
          <table:table-cell office:value-type="float" office:value="1371.71" calcext:value-type="float">
            <text:p>1371.71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 office:value-type="float" office:value="15.37" calcext:value-type="float">
            <text:p>15.3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571.33" calcext:value-type="float">
            <text:p>1571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5.77" calcext:value-type="float">
            <text:p>5.77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180 kWh</text:p>
          </table:table-cell>
          <table:table-cell office:value-type="float" office:value="1080.19" calcext:value-type="float">
            <text:p>1080.19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 office:value-type="float" office:value="12.44" calcext:value-type="float">
            <text:p>12.4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62.69" calcext:value-type="float">
            <text:p>1262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5.14" calcext:value-type="float">
            <text:p>15.14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72 kWh</text:p>
          </table:table-cell>
          <table:table-cell office:value-type="float" office:value="1018.85" calcext:value-type="float">
            <text:p>1018.85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 office:value-type="float" office:value="11.82" calcext:value-type="float">
            <text:p>11.8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09.43" calcext:value-type="float">
            <text:p>1209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6.96" calcext:value-type="float">
            <text:p>6.96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90 kWh</text:p>
          </table:table-cell>
          <table:table-cell office:value-type="float" office:value="1142.33" calcext:value-type="float">
            <text:p>1142.33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 office:value-type="float" office:value="13.05" calcext:value-type="float">
            <text:p>13.0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25.29" calcext:value-type="float">
            <text:p>1325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9.17" calcext:value-type="float">
            <text:p>9.17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20 kWh</text:p>
          </table:table-cell>
          <table:table-cell office:value-type="float" office:value="619.67" calcext:value-type="float">
            <text:p>619.67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3.75" calcext:value-type="float">
            <text:p>3.75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26.78" calcext:value-type="float">
            <text:p>-326.78</text:p>
          </table:table-cell>
          <table:table-cell office:value-type="string" calcext:value-type="string">
            <text:p>T-0</text:p>
          </table:table-cell>
          <table:table-cell office:value-type="float" office:value="387.58" calcext:value-type="float">
            <text:p>387.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01 kWh</text:p>
          </table:table-cell>
          <table:table-cell office:value-type="float" office:value="476.05" calcext:value-type="float">
            <text:p>476.05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 office:value-type="float" office:value="3.07" calcext:value-type="float">
            <text:p>3.07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250.97" calcext:value-type="float">
            <text:p>-250.97</text:p>
          </table:table-cell>
          <table:table-cell office:value-type="string" calcext:value-type="string">
            <text:p>T-0</text:p>
          </table:table-cell>
          <table:table-cell office:value-type="float" office:value="309.6" calcext:value-type="float">
            <text:p>309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83 kWh</text:p>
          </table:table-cell>
          <table:table-cell office:value-type="float" office:value="1055.98" calcext:value-type="float">
            <text:p>1055.98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6-04-2017</text:p>
          </table:table-cell>
          <table:table-cell office:value-type="float" office:value="12.18" calcext:value-type="float">
            <text:p>12.1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29.95" calcext:value-type="float">
            <text:p>1229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78" calcext:value-type="float">
            <text:p>12.78</text:p>
          </table:table-cell>
          <table:table-cell/>
          <table:table-cell office:value-type="float" office:value="29.75" calcext:value-type="float">
            <text:p>29.75</text:p>
          </table:table-cell>
          <table:table-cell table:number-columns-repeated="2"/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 office:value-type="float" office:value="0.43" calcext:value-type="float">
            <text:p>0.4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42.96" calcext:value-type="float">
            <text:p>42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96" calcext:value-type="float">
            <text:p>19.96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56 kWh</text:p>
          </table:table-cell>
          <table:table-cell office:value-type="float" office:value="224.2" calcext:value-type="float">
            <text:p>224.2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 office:value-type="float" office:value="1.42" calcext:value-type="float">
            <text:p>1.42</text:p>
          </table:table-cell>
          <table:table-cell office:value-type="float" office:value="-3.84" calcext:value-type="float">
            <text:p>-3.84</text:p>
          </table:table-cell>
          <table:table-cell office:value-type="float" office:value="-9.3" calcext:value-type="float">
            <text:p>-9.3</text:p>
          </table:table-cell>
          <table:table-cell office:value-type="float" office:value="-118.18" calcext:value-type="float">
            <text:p>-118.18</text:p>
          </table:table-cell>
          <table:table-cell office:value-type="string" calcext:value-type="string">
            <text:p>T-0</text:p>
          </table:table-cell>
          <table:table-cell office:value-type="float" office:value="143.89" calcext:value-type="float">
            <text:p>143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12:56.504000000</meta:creation-date>
    <dc:date>2018-03-28T09:17:27.276000000</dc:date>
    <meta:editing-duration>PT4M31S</meta:editing-duration>
    <meta:editing-cycles>1</meta:editing-cycles>
    <meta:document-statistic meta:table-count="1" meta:cell-count="161" meta:object-count="0"/>
    <meta:generator>LibreOffice/5.3.4.2$Windows_x86 LibreOffice_project/f82d347ccc0be322489bf7da61d7e4ad13fe2ff3</meta:generator>
  </office:meta>
</office:document-meta>
</file>